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background-color="#ffff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ffffe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ffff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loext:graphic-properties draw:fill="solid" draw:fill-color="#ffffe6" draw:opacity="100%"/>
      <style:paragraph-properties fo:background-color="#ffffe6"/>
      <style:text-properties style:font-name="Arial" fo:font-size="6pt" fo:background-color="transparent" style:font-size-asian="6pt" style:font-size-complex="6pt"/>
    </style:style>
    <style:style style:name="P3" style:family="paragraph" style:parent-style-name="Standard">
      <loext:graphic-properties draw:fill="solid" draw:fill-color="#ffffe6" draw:opacity="100%"/>
      <style:paragraph-properties fo:background-color="#ffffe6"/>
      <style:text-properties style:font-name="Arial" fo:background-color="transparent"/>
    </style:style>
    <style:style style:name="P4" style:family="paragraph" style:parent-style-name="Standard">
      <style:text-properties officeooo:paragraph-rsid="0024f689"/>
    </style:style>
    <style:style style:name="P5" style:family="paragraph" style:parent-style-name="Horizontal_20_Line">
      <loext:graphic-properties draw:fill="solid" draw:fill-color="#ffffe6" draw:opacity="100%"/>
      <style:paragraph-properties fo:background-color="#ffffe6"/>
      <style:text-properties style:font-name="Arial"/>
    </style:style>
    <style:style style:name="P6" style:family="paragraph" style:parent-style-name="Horizontal_20_Line">
      <loext:graphic-properties draw:fill="solid" draw:fill-color="#e6e6ff" draw:opacity="100%"/>
      <style:paragraph-properties fo:background-color="#e6e6ff"/>
      <style:text-properties style:font-name="Arial" officeooo:paragraph-rsid="00198197"/>
    </style:style>
    <style:style style:name="P7" style:family="paragraph" style:parent-style-name="Text_20_body">
      <style:text-properties style:font-name="DejaVu Sans2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loext:graphic-properties draw:fill="solid" draw:fill-color="#ffff99" draw:opacity="100%"/>
      <style:paragraph-properties fo:background-color="#ffff99"/>
      <style:text-properties style:font-name="Arial"/>
    </style:style>
    <style:style style:name="P10" style:family="paragraph" style:parent-style-name="Text_20_body">
      <style:text-properties style:font-name="Arial" officeooo:rsid="0011ebe3" officeooo:paragraph-rsid="0011ebe3"/>
    </style:style>
    <style:style style:name="P11" style:family="paragraph" style:parent-style-name="Text_20_body">
      <loext:graphic-properties draw:fill="solid" draw:fill-color="#ffff99" draw:opacity="100%"/>
      <style:paragraph-properties fo:background-color="#ffff99"/>
      <style:text-properties style:font-name="Arial" officeooo:paragraph-rsid="0012e74d"/>
    </style:style>
    <style:style style:name="P12" style:family="paragraph" style:parent-style-name="Text_20_body">
      <loext:graphic-properties draw:fill="solid" draw:fill-color="#ffff99" draw:opacity="100%"/>
      <style:paragraph-properties fo:background-color="#ffff99"/>
      <style:text-properties style:font-name="Arial" officeooo:rsid="00151616" officeooo:paragraph-rsid="001b017f"/>
    </style:style>
    <style:style style:name="P13" style:family="paragraph" style:parent-style-name="Text_20_body">
      <loext:graphic-properties draw:fill="solid" draw:fill-color="#ffff99" draw:opacity="100%"/>
      <style:paragraph-properties fo:background-color="#ffff99"/>
      <style:text-properties style:font-name="Arial" officeooo:rsid="001a71b8" officeooo:paragraph-rsid="001a71b8"/>
    </style:style>
    <style:style style:name="P14" style:family="paragraph" style:parent-style-name="Text_20_body">
      <loext:graphic-properties draw:fill="solid" draw:fill-color="#ffff99" draw:opacity="100%"/>
      <style:paragraph-properties fo:background-color="#ffff99"/>
      <style:text-properties style:font-name="Arial" officeooo:paragraph-rsid="001bd726"/>
    </style:style>
    <style:style style:name="P15" style:family="paragraph" style:parent-style-name="Text_20_body">
      <loext:graphic-properties draw:fill="solid" draw:fill-color="#ffff99" draw:opacity="100%"/>
      <style:paragraph-properties fo:background-color="#ffff99"/>
      <style:text-properties style:font-name="Arial" officeooo:rsid="0015eb57" officeooo:paragraph-rsid="0015eb57"/>
    </style:style>
    <style:style style:name="P16" style:family="paragraph" style:parent-style-name="Title">
      <loext:graphic-properties draw:fill="solid" draw:fill-color="#ffffe6" draw:opacity="100%"/>
      <style:paragraph-properties fo:margin-top="0cm" fo:margin-bottom="0.203cm" loext:contextual-spacing="false" fo:background-color="#ffffe6"/>
    </style:style>
    <style:style style:name="P17" style:family="paragraph" style:parent-style-name="Table_20_Contents">
      <style:text-properties officeooo:rsid="00207895" officeooo:paragraph-rsid="00207895"/>
    </style:style>
    <style:style style:name="P18" style:family="paragraph" style:parent-style-name="Table_20_Contents">
      <style:text-properties officeooo:paragraph-rsid="0024f689"/>
    </style:style>
    <style:style style:name="P19" style:family="paragraph" style:parent-style-name="Table_20_Contents">
      <loext:graphic-properties draw:fill="solid" draw:fill-color="#ffffe6"/>
      <style:paragraph-properties fo:background-color="#ffffe6" style:shadow="none" style:writing-mode="page"/>
      <style:text-properties officeooo:paragraph-rsid="0024f689"/>
    </style:style>
    <style:style style:name="P20" style:family="paragraph" style:parent-style-name="Text_20_body" style:list-style-name="L1">
      <loext:graphic-properties draw:fill="solid" draw:fill-color="#ffff99" draw:opacity="100%"/>
      <style:paragraph-properties fo:background-color="#ffff99"/>
      <style:text-properties style:font-name="Arial"/>
    </style:style>
    <style:style style:name="P21" style:family="paragraph" style:parent-style-name="Heading_20_3">
      <style:text-properties style:font-name="Arial"/>
    </style:style>
    <style:style style:name="P22" style:family="paragraph" style:parent-style-name="Heading_20_3">
      <style:text-properties officeooo:rsid="001bd726" officeooo:paragraph-rsid="001bd726"/>
    </style:style>
    <style:style style:name="P23" style:family="paragraph" style:parent-style-name="Heading_20_2">
      <style:text-properties officeooo:paragraph-rsid="001fd553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be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ebe3" style:font-style-asian="italic" style:font-style-complex="italic"/>
    </style:style>
    <style:style style:name="T5" style:family="text">
      <style:text-properties fo:font-style="italic" officeooo:rsid="001bd726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/>
    </style:style>
    <style:style style:name="T8" style:family="text">
      <style:text-properties style:font-name="Arial" officeooo:rsid="00198197"/>
    </style:style>
    <style:style style:name="T9" style:family="text">
      <style:text-properties officeooo:rsid="0011ebe3"/>
    </style:style>
    <style:style style:name="T10" style:family="text">
      <style:text-properties officeooo:rsid="001270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70da" style:font-weight-asian="normal" style:font-weight-complex="normal"/>
    </style:style>
    <style:style style:name="T13" style:family="text">
      <style:text-properties fo:font-weight="normal" officeooo:rsid="00148112" style:font-weight-asian="normal" style:font-weight-complex="normal"/>
    </style:style>
    <style:style style:name="T14" style:family="text">
      <style:text-properties officeooo:rsid="00151616"/>
    </style:style>
    <style:style style:name="T15" style:family="text">
      <style:text-properties officeooo:rsid="001a71b8"/>
    </style:style>
    <style:style style:name="T16" style:family="text">
      <style:text-properties officeooo:rsid="001b017f"/>
    </style:style>
    <style:style style:name="T17" style:family="text">
      <style:text-properties officeooo:rsid="001bd726"/>
    </style:style>
    <style:style style:name="T18" style:family="text">
      <style:text-properties officeooo:rsid="001fd553"/>
    </style:style>
    <style:style style:name="T19" style:family="text">
      <style:text-properties officeooo:rsid="0024f689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#e6e6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SS" form:control-implementation="ooo:com.sun.star.form.component.CheckBox" xml:id="control1" form:id="control1" form:label="I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M" form:control-implementation="ooo:com.sun.star.form.component.CheckBox" xml:id="control2" form:id="control2" form:label="CO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PH" form:control-implementation="ooo:com.sun.star.form.component.CheckBox" xml:id="control3" form:id="control3" form:label="CP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SR" form:control-implementation="ooo:com.sun.star.form.component.CheckBox" xml:id="control4" form:id="control4" form:label="DS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P" form:control-implementation="ooo:com.sun.star.form.component.CheckBox" xml:id="control5" form:id="control5" form:label="ALP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Name (doubleclick to change)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6"><text:span text:style-name="T7"><office:annotation><dc:creator>Ivo Blöchliger</dc:creator><dc:date>2014-03-02T08:01:40</dc:date><text:p text:style-name="P24"><text:span text:style-name="T20">To hide these comments, disable them in the menu:</text:span></text:p><text:p text:style-name="P24"><text:span text:style-name="T20">View → Comments</text:span></text:p></office:annotation></text:span><text:span text:style-name="T7"><text:file-name text:display="name">2017-XY-01-eng</text:file-name></text:span><text:span text:style-name="T7"> </text:span><text:span text:style-name="T7"><text:user-field-get text:name="Title">Task Name (doubleclick to change)</text:user-field-get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Table_20_Contents">I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24"><text:span text:style-name="T20">Age groups in biological age:</text:span></text:p><text:p text:style-name="P24"><text:span text:style-name="T20">I: 6-8 years</text:span></text:p><text:p text:style-name="P24"><text:span text:style-name="T20">II: 8-10 years</text:span></text:p><text:p text:style-name="P24"><text:span text:style-name="T20">III: 10-12 years</text:span></text:p><text:p text:style-name="P24"><text:span text:style-name="T20">IV: 12-14 years</text:span></text:p><text:p text:style-name="P24"><text:span text:style-name="T20">V: 14-16 years</text:span></text:p><text:p text:style-name="P24"><text:span text:style-name="T20">VI: 16-19 years</text:span></text:p></office:annotation></text:p>
          </table:table-cell>
          <table:table-cell table:style-name="Table1.A1" office:value-type="string">
            <text:p text:style-name="Table_20_Contents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Table_20_Contents">I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Table_20_Contents">IV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Table_20_Contents">V: <text:drop-down text:name=""><text:label text:value="----"/><text:label text:value="easy"/><text:label text:value="medium"/><text:label text:value="hard"/>----</text:drop-down></text:p>
          </table:table-cell>
          <table:table-cell table:style-name="Table1.F1" office:value-type="string">
            <text:p text:style-name="Table_20_Contents">VI: <text:drop-down text:name=""><text:label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Table_20_Contents"><text:span text:style-name="T19">Category:</text:span><office:annotation><dc:creator>Wolfgang Pohl</dc:creator><dc:date>2017-03-17T14:32:39.130277000</dc:date><loext:sender-initials>WP</loext:sender-initials><text:p text:style-name="P24"><text:span text:style-name="T22">ALP: Algorithms and Programming</text:span></text:p><text:p text:style-name="P24"><text:span text:style-name="T22">DSR: Data, Data Structures, and Representations</text:span></text:p><text:p text:style-name="P24"><text:span text:style-name="T22">CPH: Computer Processes and Hardware</text:span></text:p><text:p text:style-name="P24"><text:span text:style-name="T22">COM: Communications and Networking</text:span></text:p><text:p text:style-name="P24"><text:span text:style-name="T22">ISS: Interactions, Systems, and Society</text:span></text:p></office:annotation></text:p>
          </table:table-cell>
          <table:table-cell table:style-name="Table2.A1" office:value-type="string">
            <text:p text:style-name="P19"><draw:control text:anchor-type="as-char" svg:y="-0.351cm" draw:z-index="4" draw:style-name="gr1" draw:text-style-name="P25" svg:width="2.271cm" svg:height="0.313cm" draw:control="control5"/></text:p>
          </table:table-cell>
          <table:table-cell table:style-name="Table2.A1" office:value-type="string">
            <text:p text:style-name="P19"><draw:control text:anchor-type="as-char" svg:y="0.051cm" draw:z-index="3" draw:style-name="gr1" draw:text-style-name="P25" svg:width="2.271cm" svg:height="0.313cm" draw:control="control4"/></text:p>
          </table:table-cell>
          <table:table-cell table:style-name="Table2.A1" office:value-type="string">
            <text:p text:style-name="P18"><draw:control text:anchor-type="as-char" svg:y="-0.014cm" draw:z-index="2" draw:style-name="gr1" draw:text-style-name="P25" svg:width="2.271cm" svg:height="0.313cm" draw:control="control3"/></text:p>
          </table:table-cell>
          <table:table-cell table:style-name="Table2.A1" office:value-type="string">
            <text:p text:style-name="P18"><draw:control text:anchor-type="as-char" svg:y="-0.009cm" draw:z-index="1" draw:style-name="gr1" draw:text-style-name="P25" svg:width="2.271cm" svg:height="0.313cm" draw:control="control2"/></text:p>
          </table:table-cell>
          <table:table-cell table:style-name="Table2.F1" office:value-type="string">
            <text:p text:style-name="P4"><draw:control text:anchor-type="as-char" svg:y="0.046cm" draw:z-index="0" draw:style-name="gr1" draw:text-style-name="P25" svg:width="2.271cm" svg:height="0.313cm" draw:control="control1"/></text:p>
          </table:table-cell>
        </table:table-row>
        <table:table-row table:style-name="Table2.1">
          <table:table-cell table:style-name="Table2.A2" table:number-columns-spanned="6" office:value-type="string">
            <text:p text:style-name="P17">Keywords:<office:annotation><dc:creator>Wolfgang Pohl</dc:creator><dc:date>2017-03-23T09:28:35.505407000</dc:date><loext:sender-initials>WP</loext:sender-initials><text:p text:style-name="P24"><text:span text:style-name="T21">A list of keywords that more specifically identify the informatics topic(s) the task is related to.</text:span></text:p></office:annotatio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><text:span text:style-name="T6">Answer Type: </text:span><text:span text:style-name="T6"><text:drop-down text:name=""><text:label text:value="Click to choose!"/><text:label text:value="Multiple Choice (Text)"/><text:label text:value="Multiple Choice (Image)"/><text:label text:value="Open Integer"/><text:label text:value="Open Text"/><text:label text:value="Constructive (script-based)"/>Click to choose!</text:drop-down></text:span><text:span text:style-name="T6"> </text:span></text:p>
      <text:p text:style-name="P5"/>
      <text:section text:style-name="Sect2" text:name="Title">
        <text:h text:style-name="P23" text:outline-level="2">Task Title (may be different from the task na<text:span text:style-name="T18">me)</text:span></text:h>
      </text:section>
      <text:p text:style-name="P8">Insert the Task text and images here!</text:p>
      <text:section text:style-name="Sect1" text:name="Question" text:protected="true">
        <text:h text:style-name="P21" text:outline-level="3">Question / <text:span text:style-name="T9">Challenge</text:span></text:h>
      </text:section>
      <text:p text:style-name="Text_20_body">Formulate the <text:span text:style-name="T9">q</text:span>uestion <text:span text:style-name="T9">(in case of a multiple-choice or open-answer task) or challenge (or instruction; in case of a constructive task) here!</text:span></text:p>
      <text:section text:style-name="Sect1" text:name="Answer" text:protected="true">
        <text:h text:style-name="P21" text:outline-level="3">Answer<text:span text:style-name="T17">s</text:span></text:h>
      </text:section>
      <text:p text:style-name="P8"><text:span text:style-name="T9">For multiple-choice tasks: </text:span>Formulate the answer <text:span text:style-name="T9">choices</text:span> here!</text:p>
      <text:p text:style-name="P10">For open-answer tasks: Formulate the range of answers here that an implementation of a task should accept! (Examples: Integer numbers from [0,99]; strings of 4 capital letters; … )</text:p>
      <text:p text:style-name="P8">For multiple-choice <text:span text:style-name="T9">tasks: P</text:span>lease explain and motivate your choice of wrong answers in the comment section!</text:p>
      <text:section text:style-name="Sect3" text:name="Explanation" text:protected="true">
        <text:p text:style-name="P6"><office:annotation><dc:creator>Ivo Blöchliger</dc:creator><dc:date>2013-01-04T16:50:39</dc:date><text:p text:style-name="P24"><text:span text:style-name="T20">This must all fit on the first page. If it does not, your <text:s/>task is too long.</text:span></text:p></office:annotation></text:p>
        <text:h text:style-name="P22" text:outline-level="3">The correct answer is:</text:h>
      </text:section>
      <text:p text:style-name="P11"><office:annotation><dc:creator>Ivo Blöchliger</dc:creator><dc:date>2014-01-02T18:20:15</dc:date><text:p text:style-name="P24"><text:span text:style-name="T20">Replace all text in the yellow sections.</text:span></text:p></office:annotation>Explain which is the correct answer and why. <text:span text:style-name="T9">For multiple-choice tasks, also explain why the other answer choices are incorrect. </text:span></text:p>
      <text:p text:style-name="P11">This must <text:span text:style-name="T9">be</text:span> <text:span text:style-name="T1">understandable for the target age group</text:span>. Use about 2 to 5 sentences <text:span text:style-name="T10">for the correct answer, and somewhat less for the wrong answers</text:span>. Focus narrowly on the task, do not explain yet what this has to do with informatics.</text:p>
      <text:section text:style-name="Sect3" text:name="It's informatics" text:protected="true">
        <text:h text:style-name="Heading_20_3" text:outline-level="3">It's informatics!</text:h>
      </text:section>
      <text:p text:style-name="P9">Explain <text:span text:style-name="T1">to the target age group</text:span><text:span text:style-name="T11">, </text:span><text:span text:style-name="T12">why this task is about informatics (and computational thinking): What are the </text:span><text:span text:style-name="T13">informatics</text:span><text:span text:style-name="T12"> concepts, what is the </text:span><text:span text:style-name="T13">informatics</text:span><text:span text:style-name="T12"> “story” behind this task?</text:span> Use about 3 to 8 sentences. <text:span text:style-name="T1">Do not explain the correct answers of a task</text:span>, but give a larger picture.</text:p>
      <text:p text:style-name="P13">It might be nice to also add one or two relevant web-links here.</text:p>
      <text:section text:style-name="Sect3" text:name="Keywords" text:protected="true">
        <text:h text:style-name="Heading_20_3" text:outline-level="3">Keywords</text:h>
      </text:section>
      <text:p text:style-name="P15">A list of keywords that identify the informatics topic(s) the task is related to.</text:p>
      <text:section text:style-name="Sect3" text:name="Wording" text:protected="true">
        <text:h text:style-name="Heading_20_3" text:outline-level="3">Wording</text:h>
      </text:section>
      <text:p text:style-name="P14">List of word<text:span text:style-name="T9">s </text:span><text:span text:style-name="T2">and phrases</text:span> used to name important <text:span text:style-name="T9">things mentioned</text:span> in the task body (<text:span text:style-name="T9">actors, activities/processes, </text:span>concepts, definitions, objects, names, etc.) <text:line-break/><text:span text:style-name="T3">This is to ensure the consequent use of term</text:span><text:span text:style-name="T4">inology</text:span><text:span text:style-name="T3"> in the task body and </text:span><text:span text:style-name="T4">to </text:span><text:span text:style-name="T3">facilitate </text:span><text:span text:style-name="T5">transferring the task to another language</text:span><text:span text:style-name="T3">. </text:span><text:span text:style-name="T5">It is recommended to work on this section before writing the task </text:span><text:soft-page-break/><text:span text:style-name="T5">body.</text:span></text:p>
      <text:section text:style-name="Sect3" text:name="Comments" text:protected="true">
        <text:h text:style-name="Heading_20_3" text:outline-level="3">Comments</text:h>
      </text:section>
      <text:p text:style-name="P9">Author, e-mail, Date (YYYY-MM-DD), Comment.</text:p>
      <text:section text:style-name="Sect3" text:name="Graphics" text:protected="true">
        <text:h text:style-name="Heading_20_3" text:outline-level="3">Graphics</text:h>
      </text:section>
      <text:p text:style-name="P9">Please indicate: </text:p>
      <text:list xml:id="list85498016" text:style-name="L1">
        <text:list-item>
          <text:p text:style-name="P20">Source of all image <text:span text:style-name="T15">material used </text:span>to produce the task image(s): (Url and/or author)</text:p>
        </text:list-item>
        <text:list-item>
          <text:p text:style-name="P20">Licence<text:span text:style-name="T15">s</text:span> of all the individual images / <text:span text:style-name="T15">materials</text:span></text:p>
        </text:list-item>
      </text:list>
      <text:p text:style-name="P9">Note: If <text:span text:style-name="T9">the source of an image is unclear</text:span>, <text:span text:style-name="T9">it</text:span> <text:span text:style-name="T1">might be copyrighted and cannot be used in the task</text:span>.</text:p>
      <text:section text:style-name="Sect3" text:name="Files" text:protected="true">
        <text:h text:style-name="P21" text:outline-level="3">Files</text:h>
      </text:section>
      <text:p text:style-name="P8">All additional files for this task (graphics, scripts, etc.)</text:p>
      <text:section text:style-name="Sect1" text:name="this file" text:protected="true">
        <text:section text:style-name="Sect1" text:name="thisfile">
          <text:p text:style-name="P8"><text:file-name text:display="name-and-extension">2017-XY-01-eng.odt</text:file-name> (this file)</text:p>
        </text:section>
        <text:p text:style-name="P13"><text:span text:style-name="T3">Other </text:span><text:span text:style-name="T5">Files needed for this task (to be found in the same directory)</text:span><text:line-break/>Image-File1.svg<text:line-break/>Script-File1.js</text:p>
      </text:section>
      <text:section text:style-name="Sect3" text:name="Authorship" text:protected="true">
        <text:h text:style-name="P21" text:outline-level="3">Authorship</text:h>
      </text:section>
      <text:p text:style-name="P9">List <text:span text:style-name="T15">of </text:span>all authors who have <text:span text:style-name="T15">(significantly) </text:span>contributed to this <text:span text:style-name="T14">d</text:span>ocument, <text:span text:style-name="T1">with e-mail</text:span> and country:</text:p>
      <text:p text:style-name="P12"><text:span text:style-name="T16">Date, kind of contribution </text:span>[task proposal, significant modification, images, …]: Author (country), e-mail</text:p>
      <text:section text:style-name="Sect3" text:name="License" text:protected="true">
        <text:h text:style-name="P21" text:outline-level="3">License</text:h>
        <text:p text:style-name="P7"><text:span text:style-name="T7">Copyright © 201</text:span><text:span text:style-name="T8">7</text:span><text:span text:style-name="T7"> Bebras – International Contest on Informatics and Computer Fluency. This work is licensed under a Creative Commons Attribution-ShareAlike </text:span><text:span text:style-name="T8">4</text:span><text:span text:style-name="T7">.0 </text:span><text:span text:style-name="T8">International</text:span><text:span text:style-name="T7"> License (CC BY-SA </text:span><text:span text:style-name="T8">4</text:span><text:span text:style-name="T7">.0). Visit: </text:span><text:a xlink:type="simple" xlink:href="http://creativecommons.org/licenses/by-sa/3.0/" text:style-name="Internet_20_link" text:visited-style-name="Visited_20_Internet_20_Link"><text:span text:style-name="T7">http://creativecommons.org/licenses/by-sa/</text:span></text:a><text:a xlink:type="simple" xlink:href="http://creativecommons.org/licenses/by-sa/3.0/" text:style-name="Internet_20_link" text:visited-style-name="Visited_20_Internet_20_Link"><text:span text:style-name="T8">4</text:span></text:a><text:a xlink:type="simple" xlink:href="http://creativecommons.org/licenses/by-sa/3.0/" text:style-name="Internet_20_link" text:visited-style-name="Visited_20_Internet_20_Link"><text:span text:style-name="T7">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style:writing-mode="page"/>
      <style:text-properties style:font-name="Arial" fo:font-family="Ari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Standard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solid" draw:fill-color="#ffffe6" draw:opacity="100%"/>
      <style:paragraph-properties fo:text-align="start" style:justify-single-word="false" fo:background-color="#ffffe6" text:number-lines="false" text:line-number="0" style:writing-mode="page"/>
      <style:text-properties style:font-name="Arial" fo:font-family="Arial" style:font-family-generic="swiss" style:font-pitch="variable" fo:font-size="12pt" fo:background-color="transparen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cfe7f5"/>
      <style:paragraph-properties fo:margin-top="0.199cm" fo:margin-bottom="0.4cm" loext:contextual-spacing="false" fo:background-color="transparent" style:writing-mode="page"/>
      <style:text-properties style:font-name="Arial2" fo:font-family="Arial" style:font-style-name="Fett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4cm" loext:contextual-spacing="false" style:writing-mod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loext:graphic-properties draw:fill="solid" draw:fill-color="#ffffe6" draw:opacity="100%"/>
      <style:paragraph-properties fo:text-align="center" style:justify-single-word="false" fo:background-color="#ffffe6"/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ask Name (doubleclick to change)" text:name="Title"/>
        </text:user-field-decls>
        <text:section text:style-name="MSect1" text:name="Footer">
          <text:p text:style-name="MP1"><text:user-field-get text:name="Title">Task Name (doubleclick to change)</text:user-field-get> <text:file-name text:display="name">2017-XY-01-eng</text:file-name>, Last saved <text:modification-date style:data-style-name="N84">2017-03-23</text:modification-date> at <text:modification-time style:data-style-name="N41">09:28:43</text:modification-time> by <text:creator>Wolfgang Pohl</text:creator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7-03-23T09:28:42.791379000</dc:date>
    <meta:editing-duration>PT8H52M11S</meta:editing-duration>
    <meta:editing-cycles>50</meta:editing-cycles>
    <meta:generator>LibreOffice/5.3.0.3$MacOSX_X86_64 LibreOffice_project/7074905676c47b82bbcfbea1aeefc84afe1c50e1</meta:generator>
    <dc:creator>Wolfgang Pohl</dc:creator>
    <meta:document-statistic meta:table-count="2" meta:image-count="0" meta:object-count="0" meta:page-count="2" meta:paragraph-count="51" meta:word-count="475" meta:character-count="3020" meta:non-whitespace-character-count="2587"/>
  </office:meta>
</office:document-meta>
</file>